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lp_5f_list_5f_dot" style:list-style-name="hlp_5f_list_5f_dot"/>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6.10.2022 13:07: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oo2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77519022182710355"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85913549468794118" text:style-name="L2">
        <text:list-item>
          <text:p text:style-name="P44">Version 2.1.2 :</text:p>
        </text:list-item>
      </text:list>
      <text:list xml:id="list7979191199190275929" text:style-name="L3">
        <text:list-item>
          <text:list>
            <text:list-item>
              <text:p text:style-name="P45">Localized help : resolved non-functional hyperlink due to API incompatibility introduced by Apache OpenOffice 4.1 (and LibreOffice 4.0).</text:p>
            </text:list-item>
          </text:list>
        </text:list-item>
      </text:list>
      <text:list xml:id="list31776396" text:continue-list="list1085913549468794118" text:style-name="L2">
        <text:list-item>
          <text:p text:style-name="P44">Version 2.1.1 :</text:p>
        </text:list-item>
      </text:list>
      <text:list xml:id="list8242343572726489205"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1779493" text:continue-list="list31776396" text:style-name="L2">
        <text:list-item>
          <text:p text:style-name="P44">Version 2.1.0 :</text:p>
        </text:list-item>
      </text:list>
      <text:list xml:id="list5923233132955238882"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1766731" text:continue-list="list31779493" text:style-name="L2">
        <text:list-item>
          <text:p text:style-name="P44">Version 2.0.0 :</text:p>
        </text:list-item>
      </text:list>
      <text:list xml:id="list403149340831890988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1760950" text:continue-list="list31766731" text:style-name="L2">
        <text:list-item>
          <text:p text:style-name="P44">Version 1.5.3 :</text:p>
        </text:list-item>
      </text:list>
      <text:list xml:id="list4092549831445703321"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009949733850229400"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2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78573742198646041"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920080070158670006"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12357849718186834"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657116455985504981"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01069046645548248"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1676071766166099318"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968886743479665655"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138618131184940447"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1261139097719178" text:style-name="L17">
        <text:list-item>
          <text:p text:style-name="P59">Arg1 : <text:span text:style-name="InstructionMacro">String</text:span> : mandatory, type of control used for the button</text:p>
        </text:list-item>
      </text:list>
      <text:list xml:id="list330763833946781668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874255800085252618"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9707677126444908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61600804848776940"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031010017454982055"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00413311114636388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67689066459556477"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2279086527504783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0883796641381965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98126886625992567"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8376632057768432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94184056744983920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90489496764970720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6325109661218940"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68702757424193350"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49142695582854007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59921052193044397"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oo2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line-break/><text:line-break/>A Python 3.6+ installation is required.</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Python 3.6+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2074946527364477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059103927041886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3180969192358625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381457636495494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76267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1656434195825834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25491828804085347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06655505197678549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3</dc:date>
     <text:p>internal</text:p>
     <text:p>Page2</text:p>
     <text:p/>
    </office:annotation>Paragraph styles</text:p>
      <text:p text:style-name="P28"><office:annotation>
     <dc:creator>BM</dc:creator>
     <dc:date>2008-03-13T00:00:00.23</dc:date>
     <text:p>internal</text:p>
     <text:p>Page7</text:p>
     <text:p/>
    </office:annotation>Hyperlinks</text:p>
      <text:p text:style-name="hlp_5f_paragraph"><text:span text:style-name="T14"><office:annotation>
      <dc:creator>BM</dc:creator>
      <dc:date>2008-03-13T00:00:00.23</dc:date>
      <text:p>internal</text:p>
      <text:p>Page3</text:p>
      <text:p/>
     </office:annotation></text:span><text:span text:style-name="T14">Text formatting</text:span></text:p>
      <text:p text:style-name="P28"><office:annotation>
     <dc:creator>BM</dc:creator>
     <dc:date>2008-03-26T00:00:00.2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2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4</dc:date>
     <text:p>external</text:p>
     <text:p>text/swriter/main0210.xhp</text:p>
     <text:p/>
    </office:annotation><text:span text:style-name="T14">Preview topic</text:span> </text:p>
      <text:p text:style-name="hlp_5f_paragraph">This hyperlink displays <text:s/><office:annotation>
     <dc:creator>BM</dc:creator>
     <dc:date>2008-03-15T00:00:00.2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773008" text:continue-list="list305910392704188647"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1774171" text:continue-list="list317626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2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25</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1783387" text:continue-list="list31773008"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2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Export</text:p>
      <text:p text:style-name="hlp_5f_head1">The pywoo extension for LibreOffice: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1767145" text:continue-list="list3177417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text:soft-page-break/></text:p>
      <text:p text:style-name="hlp_5f_head5">Formatting a work in progress:</text:p>
      <text:p text:style-name="hlp_5f_paragraph">A work in progress has no third level heading.</text:p>
      <text:list xml:id="list3178056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0"><text:span text:style-name="hlp_5f_emph">* * *</text:span> <text:s/>--&gt; <text:s/>Scene divider (unless there is a heading).</text:p>
        </text:list-item>
        <text:list-item>
          <text:p text:style-name="P80">All other text is considered to be scene content.</text:p>
        </text:list-item>
      </text:list>
      <text:p text:style-name="hlp_5f_head5">Formatting an outline:</text:p>
      <text:p text:style-name="hlp_5f_paragraph">An outline has at least one third level heading.</text:p>
      <text:list xml:id="list3176764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2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82" meta:character-count="839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2yw7", "0.99.0") 

  setExtensionDescription("en, de")
  setDisplayName("en", "oo2yw7 - yw7 export for OpenOffice.")
  setDisplayName("de", "oo2yw7 - yw7-Export für OpenOffice.")
  setTooltip("en, de", "en") ' deprecated ! starting from 3.1,use instead setExtensionDescription
  
  setPublisherName("en", "Peter Triesberger", "https://github.com/peter88213")
  setLicense("en")

  beginUpdateInformation("direct", "direct") 
	setUpdateSource("https://raw.githubusercontent.com/peter88213/oo2yw7/main/", "https://raw.githubusercontent.com/peter88213/oo2yw7/main/dist/")
  endUpdateInformation
  setHelp("en") ' should be after setDisplayName instructions  
endDescription  

beginAnnexes 
  useLibrary("Basic", "oo2yw7/")
endAnnexes

beginAddonUI

  beginOfficeHelp
	   beginTitles
	  	setTitle("Export to yw7 Help", "en")
    	setTitle("Export zu yw7 Hilfe", "de")
      endTitles
      setURL("Basic", "oo2yw7", "help", "show_help")
  endOfficeHelp

  beginOfficeMenuBarMerging  
    beginMergeInstruction("StartModule, Writer, Calc")
      setMergePoint(".uno:PickList\.uno:Save", "AddBefore", "Ignore")
      beginMergeItems
        addSeparator
		beginCommand
            beginTitles("Writer, Calc")
		 	    setTitle("Export to yw7", "en")
		        setTitle("Zu yw7 exportieren", "de")
            endTitles
            setURL("Basic", "oo2yw7", "SaveYw",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Basic", "oo2yw7", "yFormat", "to_blank_lines")
			endCommand
			beginCommand
	            beginTitles
			 	    setTitle("Indent paragraphs that start with '&gt; '", "en")
			        setTitle("Absätze einrücken, die mit '&gt; ' beginnen", "de")
	            endTitles
	    			setURL("Basic", "oo2yw7", "yFormat", "indent")
			endCommand
			beginCommand
	            beginTitles
			 	    setTitle("Replace list strokes with bullets", "en")
			        setTitle("Aufzählungsstriche ersetzen", "de")
	            endTitles
	    			setURL("Basic", "oo2yw7", "yFormat", "bullets")
			endCommand  
        	addSeparator
      	endMergeItems      
    endMergeInstruction
  endOfficeMenuBarMerging

  beginAddonMenu
    beginMenu
      beginTitles
	    setTitle("yw7 Export")
      endTitles
      beginMenuItems   
		beginCommand
            beginTitles("Writer, Calc")
		 	    setTitle("Export to yw7", "en")
		        setTitle("Zu yw7 exportieren", "de")
            endTitles
            setURL("Basic", "oo2yw7", "SaveYw", "export_yw")
		endCommand
       	addSeparator
		beginCommand
            beginTitles
		 	    setTitle("Help", "en")
	        	setTitle("Hilfe", "de")
            endTitles
            setURL("Basic", "oo2yw7", "help", "show_help")
		endCommand
       	addSeparator
		beginCommand
            beginTitles
		 	    setTitle("Replace scene dividers with blank lines", "en")
		        setTitle("Abschnittstrenner durch Leerzeilen ersetzen", "de")
            endTitles
    			setURL("Basic", "oo2yw7", "yFormat", "to_blank_lines")
		endCommand
		beginCommand
            beginTitles
		 	    setTitle("Indent paragraphs that start with '&gt; '", "en")
		        setTitle("Absätze einrücken, die mit '&gt; ' beginnen", "de")
            endTitles
    			setURL("Basic", "oo2yw7", "yFormat", "indent")
		endCommand
		beginCommand
            beginTitles
		 	    setTitle("Replace list strokes with bullets", "en")
		        setTitle("Aufzählungsstriche ersetzen", "de")
            endTitles
    			setURL("Basic", "oo2yw7",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